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Sans L" svg:font-family="'Nimbus Sans 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a0273" officeooo:paragraph-rsid="000a0273"/>
    </style:style>
    <style:style style:name="P2" style:family="paragraph" style:parent-style-name="Standard">
      <style:text-properties officeooo:rsid="000a0273" officeooo:paragraph-rsid="000e2c32"/>
    </style:style>
    <style:style style:name="P3" style:family="paragraph" style:parent-style-name="Standard">
      <style:text-properties style:text-underline-style="none" fo:font-weight="normal" officeooo:rsid="000a0273" officeooo:paragraph-rsid="000a0273" style:font-weight-asian="normal" style:font-weight-complex="normal"/>
    </style:style>
    <style:style style:name="P4" style:family="paragraph" style:parent-style-name="Standard">
      <style:text-properties style:text-underline-style="none" fo:font-weight="normal" officeooo:rsid="000a4a82" officeooo:paragraph-rsid="000a4a82" style:font-weight-asian="normal" style:font-weight-complex="normal"/>
    </style:style>
    <style:style style:name="P5" style:family="paragraph" style:parent-style-name="Standard">
      <style:text-properties officeooo:rsid="000ceafe" officeooo:paragraph-rsid="000ceafe"/>
    </style:style>
    <style:style style:name="P6" style:family="paragraph" style:parent-style-name="Standard" style:list-style-name="L2">
      <style:text-properties officeooo:rsid="000ceafe" officeooo:paragraph-rsid="000ceafe"/>
    </style:style>
    <style:style style:name="P7" style:family="paragraph" style:parent-style-name="Standard" style:list-style-name="L1">
      <style:text-properties officeooo:paragraph-rsid="000ceafe"/>
    </style:style>
    <style:style style:name="P8" style:family="paragraph" style:parent-style-name="Standard" style:list-style-name="L2">
      <style:text-properties officeooo:paragraph-rsid="000ceafe"/>
    </style:style>
    <style:style style:name="P9" style:family="paragraph" style:parent-style-name="Standard" style:list-style-name="L3">
      <style:text-properties officeooo:paragraph-rsid="000e2c32"/>
    </style:style>
    <style:style style:name="P10" style:family="paragraph" style:parent-style-name="Standard" style:list-style-name="L3">
      <style:text-properties officeooo:rsid="000e2c32" officeooo:paragraph-rsid="000e2c32"/>
    </style:style>
    <style:style style:name="P11" style:family="paragraph" style:parent-style-name="Standard" style:list-style-name="L4">
      <style:text-properties officeooo:paragraph-rsid="000e2c32"/>
    </style:style>
    <style:style style:name="P12" style:family="paragraph" style:parent-style-name="Standard" style:list-style-name="L5">
      <style:text-properties officeooo:paragraph-rsid="0010d45e"/>
    </style:style>
    <style:style style:name="P13" style:family="paragraph" style:parent-style-name="Standard" style:list-style-name="L6">
      <style:text-properties officeooo:paragraph-rsid="0010d45e"/>
    </style:style>
    <style:style style:name="T1" style:family="text">
      <style:text-properties officeooo:rsid="000a0273"/>
    </style:style>
    <style:style style:name="T2" style:family="text">
      <style:text-properties officeooo:rsid="000a4a82"/>
    </style:style>
    <style:style style:name="T3" style:family="text">
      <style:text-properties officeooo:rsid="000b2a20"/>
    </style:style>
    <style:style style:name="T4" style:family="text">
      <style:text-properties officeooo:rsid="000ceafe"/>
    </style:style>
    <style:style style:name="T5" style:family="text">
      <style:text-properties officeooo:rsid="000d54cf"/>
    </style:style>
    <style:style style:name="T6" style:family="text">
      <style:text-properties officeooo:rsid="000d7511"/>
    </style:style>
    <style:style style:name="T7" style:family="text">
      <style:text-properties officeooo:rsid="000f938b"/>
    </style:style>
    <style:style style:name="T8" style:family="text">
      <style:text-properties officeooo:rsid="0010d45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729cm" fo:text-indent="-0.635cm" fo:margin-left="1.72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64cm" fo:text-indent="-0.635cm" fo:margin-left="2.36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99cm" fo:text-indent="-0.635cm" fo:margin-left="2.9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34cm" fo:text-indent="-0.635cm" fo:margin-left="3.63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69cm" fo:text-indent="-0.635cm" fo:margin-left="4.26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04cm" fo:text-indent="-0.635cm" fo:margin-left="4.90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39cm" fo:text-indent="-0.635cm" fo:margin-left="5.53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74cm" fo:text-indent="-0.635cm" fo:margin-left="6.17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09cm" fo:text-indent="-0.635cm" fo:margin-left="6.80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44cm" fo:text-indent="-0.635cm" fo:margin-left="7.44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729cm" fo:text-indent="-0.635cm" fo:margin-left="1.72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64cm" fo:text-indent="-0.635cm" fo:margin-left="2.36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99cm" fo:text-indent="-0.635cm" fo:margin-left="2.9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34cm" fo:text-indent="-0.635cm" fo:margin-left="3.63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69cm" fo:text-indent="-0.635cm" fo:margin-left="4.26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04cm" fo:text-indent="-0.635cm" fo:margin-left="4.90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39cm" fo:text-indent="-0.635cm" fo:margin-left="5.53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74cm" fo:text-indent="-0.635cm" fo:margin-left="6.17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09cm" fo:text-indent="-0.635cm" fo:margin-left="6.80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44cm" fo:text-indent="-0.635cm" fo:margin-left="7.44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729cm" fo:text-indent="-0.635cm" fo:margin-left="1.72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64cm" fo:text-indent="-0.635cm" fo:margin-left="2.36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99cm" fo:text-indent="-0.635cm" fo:margin-left="2.9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34cm" fo:text-indent="-0.635cm" fo:margin-left="3.63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69cm" fo:text-indent="-0.635cm" fo:margin-left="4.26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04cm" fo:text-indent="-0.635cm" fo:margin-left="4.90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39cm" fo:text-indent="-0.635cm" fo:margin-left="5.53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74cm" fo:text-indent="-0.635cm" fo:margin-left="6.17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09cm" fo:text-indent="-0.635cm" fo:margin-left="6.80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44cm" fo:text-indent="-0.635cm" fo:margin-left="7.444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729cm" fo:text-indent="-0.635cm" fo:margin-left="1.72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64cm" fo:text-indent="-0.635cm" fo:margin-left="2.36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99cm" fo:text-indent="-0.635cm" fo:margin-left="2.9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34cm" fo:text-indent="-0.635cm" fo:margin-left="3.63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69cm" fo:text-indent="-0.635cm" fo:margin-left="4.26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04cm" fo:text-indent="-0.635cm" fo:margin-left="4.90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39cm" fo:text-indent="-0.635cm" fo:margin-left="5.53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74cm" fo:text-indent="-0.635cm" fo:margin-left="6.17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09cm" fo:text-indent="-0.635cm" fo:margin-left="6.80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44cm" fo:text-indent="-0.635cm" fo:margin-left="7.444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rain Trainer Plus South Africa</text:p>
      <text:p text:style-name="Subtitle">Initial Discussion Document</text:p>
      <text:p text:style-name="P3"/>
      <text:h text:style-name="Heading_20_1" text:outline-level="1">Introduction</text:h>
      <text:p text:style-name="P4"/>
      <text:p text:style-name="P4"><text:tab/>This document serves as a starting point for discussions on the feasibility, the sales model and the logistics of establishing a South African distribution channel for Brain Trainer Plus products. It is is intended to be revised and contributed to by various parties.</text:p>
      <text:p text:style-name="P3"/>
      <text:h text:style-name="Heading_20_1" text:outline-level="1">Market considerations</text:h>
      <text:p text:style-name="P1"/>
      <text:p text:style-name="P1"><text:tab/>Given that the South African situation is quite different from many others, <text:span text:style-name="T2">b</text:span>oth in terms of government efficiency, medical care practises and wealth distribution, I suggest we look through and consider as many <text:span text:style-name="T2">ap</text:span>pr<text:span text:style-name="T2">oa</text:span>ches as possible before committing to any <text:span text:style-name="T2">single path forward</text:span>.</text:p>
      <text:p text:style-name="P1"/>
      <text:p text:style-name="P1"><text:tab/><text:span text:style-name="T2">Each suggested approach will be discussed, it pro's and cons debated and then summarized in bullet form.</text:span></text:p>
      <text:h text:style-name="Heading_20_2" text:outline-level="2">St<text:span text:style-name="T3">r</text:span>ategi<text:span text:style-name="T3">es</text:span></text:h>
      <text:h text:style-name="Heading_20_3" text:outline-level="3">1. Selling to<text:span text:style-name="T1"> government and official medical care institutions</text:span></text:h>
      <text:p text:style-name="P1"/>
      <text:p text:style-name="P1"><text:tab/>This approach <text:span text:style-name="T3">most closely mirrors</text:span> the current BTP approach (as far as I understand). It has many advantages where gover<text:span text:style-name="T3">n</text:span>ments and home care institutions are efficient, caring and well run. That is not really the case in South Africa. These institutions are typically corrupt, inefficient and painful to deal with. <text:span text:style-name="T4">Processes are slow.</text:span></text:p>
      <text:p text:style-name="P1"/>
      <text:p text:style-name="P1"><text:tab/><text:span text:style-name="T4">Getting to the point of actually selling anything would be long and tedious process. Once complete, however, the reward would hopefully be large. A deal would typically involve large numbers of units, probably together with service contracts.</text:span></text:p>
      <text:p text:style-name="P1"/>
      <text:p text:style-name="P5">Pros</text:p>
      <text:p text:style-name="P1"/>
      <text:list xml:id="list779917988071543478" text:style-name="L1">
        <text:list-item>
          <text:p text:style-name="P7"><text:span text:style-name="T1">Large volumes sold per deal</text:span></text:p>
        </text:list-item>
        <text:list-item>
          <text:p text:style-name="P7"><text:span text:style-name="T1">After official acceptance, opens doors to other more medical facilities private health care institutions</text:span></text:p>
        </text:list-item>
      </text:list>
      <text:p text:style-name="P1"><text:span text:style-name="T4">Cons</text:span></text:p>
      <text:p text:style-name="P1"/>
      <text:list xml:id="list5651210755998520184" text:style-name="L2">
        <text:list-item>
          <text:p text:style-name="P8"><text:span text:style-name="T1">Large and complex effort getting officials and decision makers on board</text:span></text:p>
        </text:list-item>
        <text:list-item>
          <text:p text:style-name="P8"><text:span text:style-name="T4">Dealing with slow, incompetent bureaucracies.</text:span></text:p>
        </text:list-item>
        <text:list-item>
          <text:p text:style-name="P6">Long time from investment to payback</text:p>
        </text:list-item>
      </text:list>
      <text:p text:style-name="P1"><text:soft-page-break/></text:p>
      <text:h text:style-name="Heading_20_3" text:outline-level="3">2. <text:span text:style-name="T5">Selling to</text:span> private ins<text:span text:style-name="T5">t</text:span>itution<text:span text:style-name="T5">s</text:span> and wealthy frail care facilities</text:h>
      <text:p text:style-name="P1"/>
      <text:p text:style-name="P1"><text:tab/>In South Africa, private health care is a very large market. Government run</text:p>
      <text:p text:style-name="P1">institutions are typically inept and badly run, so a large percentage on the</text:p>
      <text:p text:style-name="P1">eco<text:span text:style-name="T6">no</text:span>mically empowered populace spend a lot on private health care plans.</text:p>
      <text:p text:style-name="P1"/>
      <text:p text:style-name="P1"><text:span text:style-name="T6">This means there</text:span> are many privately owned and run hospitals and health care facilities</text:p>
      <text:p text:style-name="P1">that could be targeted individually. <text:span text:style-name="T6">They are typically independently run, making it easier to reach and convince decision makers. These would typically be</text:span> wealthier <text:span text:style-name="T6">with more spending power. </text:span>There would be significantly less b<text:span text:style-name="T6">ur</text:span>eaucratic slowdown.</text:p>
      <text:p text:style-name="P1"/>
      <text:p text:style-name="P2">Pros</text:p>
      <text:p text:style-name="P2"/>
      <text:list xml:id="list7879126428870605033" text:style-name="L3">
        <text:list-item>
          <text:p text:style-name="P9"><text:span text:style-name="T1">Wealthier companies</text:span></text:p>
        </text:list-item>
        <text:list-item>
          <text:p text:style-name="P10">Quicker access to decision makers</text:p>
        </text:list-item>
        <text:list-item>
          <text:p text:style-name="P10"><text:span text:style-name="T1">More educated, interested in mental faculties</text:span></text:p>
        </text:list-item>
        <text:list-item>
          <text:p text:style-name="P10"><text:span text:style-name="T1">No government involvement required</text:span></text:p>
        </text:list-item>
      </text:list>
      <text:p text:style-name="P1"/>
      <text:p text:style-name="P1">Cons</text:p>
      <text:list xml:id="list4224768514341524774" text:style-name="L4">
        <text:list-item>
          <text:p text:style-name="P11"><text:span text:style-name="T1">Smaller groups, fewer items per sale</text:span></text:p>
        </text:list-item>
        <text:list-item>
          <text:p text:style-name="P11"><text:span text:style-name="T1">Extra effort as institutions are individually targeted</text:span></text:p>
        </text:list-item>
      </text:list>
      <text:p text:style-name="P1"/>
      <text:h text:style-name="Heading_20_3" text:outline-level="3">3. Targeting individuals and the retail sector</text:h>
      <text:p text:style-name="P1"/>
      <text:p text:style-name="P1"><text:tab/>Almost all wealthy indiv<text:span text:style-name="T7">i</text:span>duals in South Africa make use of private health care. We could, instead of targeting institutions, target indiv<text:span text:style-name="T7">i</text:span>duals. <text:span text:style-name="T7">Wealthy families might well be interested in buying individual units for ageing relatives. This could also work in tandem with (2), where th</text:span>e institutions function as a point of contact <text:span text:style-name="T7">with customers, not as the customers themselves. The purchase the actual units would be to individuals and family. In effect, we sell </text:span>directly to the public.</text:p>
      <text:p text:style-name="P1"/>
      <text:p text:style-name="P1"><text:span text:style-name="T8">A possible problem with t</text:span>his model <text:span text:style-name="T8">is that</text:span> units are sold one-at-a-time, on an ad-hoc basis. Is this possible/feasible for BTP? We would probably need to raise the price per unit, as there is a lot more admin and effort involved per sale that in the other 2 models. <text:span text:style-name="T8">Or is there?</text:span></text:p>
      <text:p text:style-name="P1"/>
      <text:p text:style-name="P1">Pros</text:p>
      <text:p text:style-name="P1"/>
      <text:list xml:id="list133875309254393072" text:style-name="L5">
        <text:list-item>
          <text:p text:style-name="P12"><text:span text:style-name="T1">No government or bureaucratic elements involved</text:span></text:p>
        </text:list-item>
        <text:list-item>
          <text:p text:style-name="P12"><text:span text:style-name="T1">Sales immediate i.e. short distance in income</text:span></text:p>
        </text:list-item>
        <text:list-item>
          <text:p text:style-name="P12"><text:span text:style-name="T1">Potential for rapid and viral growth if successful</text:span></text:p>
        </text:list-item>
      </text:list>
      <text:p text:style-name="P1"/>
      <text:p text:style-name="P1"><text:span text:style-name="T8">Cons</text:span></text:p>
      <text:p text:style-name="P1"/>
      <text:list xml:id="list4180403266535890224" text:style-name="L6">
        <text:list-item>
          <text:p text:style-name="P13"><text:span text:style-name="T1">Dealing with the public and it's possible complications in terms of local laws (CCMA, Consumer Protection Act etc.)</text:span></text:p>
        </text:list-item>
        <text:list-item>
          <text:p text:style-name="P13"><text:soft-page-break/><text:span text:style-name="T1">Extra admin and ordering overhead of per-unit sales</text:span></text:p>
        </text:list-item>
      </text:list>
      <text:p text:style-name="P1"/>
      <text:h text:style-name="Heading_20_2" text:outline-level="2">Pricing</text:h>
      <text:p text:style-name="P1"/>
      <text:p text:style-name="P1">Obviously, the question of profitability would is largely dependent on pricing,</text:p>
      <text:p text:style-name="P1">so we would need to know the following before we can start our calculations.</text:p>
      <text:p text:style-name="P1"/>
      <text:p text:style-name="P1">Questions that need answering include: what would be the cost per unit? <text:span text:style-name="T8">Would it be a simple “we buy from BTP, add on our percentage as sell”? Or how? What is the current pricing structure and “modus operandi” for BTP?</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Nimbus Sans L" svg:font-family="'Nimbus Sans 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Sans L" fo:font-size="12pt" fo:language="en" fo:country="ZA"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Sans L" fo:font-size="12pt" fo:language="en" fo:country="ZA"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Nimbus Sans L" fo:font-family="'Nimbus Sans 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Nimbus Sans L" fo:font-family="'Nimbus Sans 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imbus Sans L" fo:font-family="'Nimbus Sans L'" style:font-family-generic="swis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30T07:54:11.206321438</meta:creation-date>
    <dc:date>2015-08-30T09:48:20.998874329</dc:date>
    <meta:editing-duration>PT48M36S</meta:editing-duration>
    <meta:editing-cycles>8</meta:editing-cycles>
    <meta:generator>LibreOffice/4.4.0.3$Linux_X86_64 LibreOffice_project/de093506bcdc5fafd9023ee680b8c60e3e0645d7</meta:generator>
    <meta:document-statistic meta:table-count="0" meta:image-count="0" meta:object-count="0" meta:page-count="3" meta:paragraph-count="46" meta:word-count="652" meta:character-count="4083" meta:non-whitespace-character-count="3486"/>
  </office:meta>
</office:document-meta>
</file>